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end="Arrowheads_20_2" draw:marker-end-width="0.3cm" draw:fill="none"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9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35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358cm"/>
      <style:paragraph-properties style:writing-mode="lr-tb"/>
    </style:style>
    <style:style style:name="gr5" style:family="graphic" style:parent-style-name="objectwithoutfill">
      <style:graphic-properties draw:marker-start=""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start=""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start="" draw:marker-end="Arrowheads_20_7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heads_20_8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Arrowheads_20_9" draw:marker-end-width="0.3cm" draw:fill="none" draw:textarea-vertical-align="middle"/>
    </style:style>
    <style:style style:name="gr10" style:family="graphic" style:parent-style-name="objectwithoutfill">
      <style:graphic-properties draw:marker-start="" draw:marker-end="Arrowheads_20_10" draw:marker-end-width="0.3cm" draw:fill="none" draw:textarea-vertical-align="middle"/>
    </style:style>
    <style:style style:name="gr11" style:family="graphic" style:parent-style-name="objectwithoutfill">
      <style:graphic-properties draw:marker-start="" draw:marker-end="Arrowheads_20_11" draw:marker-end-width="0.3cm" draw:fill="none" draw:textarea-vertical-align="middle"/>
    </style:style>
    <style:style style:name="gr12" style:family="graphic" style:parent-style-name="objectwithoutfill">
      <style:graphic-properties draw:marker-end="Arrowheads_20_12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0.934cm" fo:min-width="0cm" fo:wrap-option="wrap"/>
      <style:paragraph-properties style:writing-mode="lr-tb"/>
    </style:style>
    <style:style style:name="gr14" style:family="graphic" style:parent-style-name="objectwithoutfill">
      <style:graphic-properties draw:stroke="dash" draw:stroke-dash="Long_20_Dot" svg:stroke-linecap="butt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78cm" fo:min-width="4.2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8" style:family="graphic" style:parent-style-name="standard">
      <style:graphic-properties draw:stroke="dash" draw:stroke-dash="Long_20_Dot" svg:stroke-linecap="butt" draw:textarea-vertical-align="middle"/>
    </style:style>
    <style:style style:name="gr19" style:family="graphic" style:parent-style-name="standard">
      <style:graphic-properties draw:fill="none" draw:textarea-vertical-align="middle" draw:auto-grow-height="false" fo:min-height="1.788cm" fo:min-width="0cm" fo:wrap-option="wrap"/>
    </style:style>
    <style:style style:name="gr20" style:family="graphic" style:parent-style-name="standard">
      <style:graphic-properties draw:stroke="none" svg:stroke-color="#000000" draw:fill="none" draw:fill-color="#ffffff" fo:min-height="1.813cm"/>
      <style:paragraph-properties style:writing-mode="lr-tb"/>
    </style:style>
    <style:style style:name="gr21" style:family="graphic" style:parent-style-name="objectwithoutfill">
      <style:graphic-properties draw:marker-end="Arrowheads_20_14" draw:marker-end-width="0.3cm" draw:fill="none" draw:textarea-vertical-align="middle"/>
    </style:style>
    <style:style style:name="gr22" style:family="graphic" style:parent-style-name="objectwithoutfill">
      <style:graphic-properties draw:marker-end="Arrowheads_20_15" draw:marker-end-width="0.3cm" draw:fill="none" draw:textarea-vertical-align="middle"/>
    </style:style>
    <style:style style:name="gr23" style:family="graphic" style:parent-style-name="objectwithoutfill">
      <style:graphic-properties draw:marker-end="Arrowheads_20_16" draw:marker-end-width="0.3cm" draw:fill="none" draw:textarea-vertical-align="middle"/>
    </style:style>
    <style:style style:name="gr24" style:family="graphic" style:parent-style-name="objectwithoutfill">
      <style:graphic-properties draw:marker-end="Arrowheads_20_17" draw:marker-end-width="0.3cm" draw:fill="none" draw:textarea-vertical-align="middle"/>
    </style:style>
    <style:style style:name="gr25" style:family="graphic" style:parent-style-name="objectwithoutfill">
      <style:graphic-properties draw:marker-end="Arrowheads_20_18" draw:marker-end-width="0.3cm" draw:fill="none" draw:textarea-vertical-align="middle"/>
    </style:style>
    <style:style style:name="gr26" style:family="graphic" style:parent-style-name="objectwithoutfill">
      <style:graphic-properties draw:marker-end="Arrowheads_20_19" draw:marker-end-width="0.3cm" draw:fill="none" draw:textarea-vertical-align="middle"/>
    </style:style>
    <style:style style:name="gr27" style:family="graphic" style:parent-style-name="objectwithoutfill">
      <style:graphic-properties draw:marker-end="Arrowheads_20_20" draw:marker-end-width="0.3cm" draw:fill="none" draw:textarea-vertical-align="middle"/>
    </style:style>
    <style:style style:name="gr28" style:family="graphic" style:parent-style-name="objectwithoutfill">
      <style:graphic-properties draw:marker-end="Arrowheads_20_21" draw:marker-end-width="0.3cm" draw:fill="none" draw:textarea-vertical-align="middle"/>
    </style:style>
    <style:style style:name="gr29" style:family="graphic" style:parent-style-name="objectwithoutfill">
      <style:graphic-properties draw:marker-end="Arrowheads_20_22" draw:marker-end-width="0.3cm" draw:fill="none" draw:textarea-vertical-align="middle"/>
    </style:style>
    <style:style style:name="gr30" style:family="graphic" style:parent-style-name="objectwithoutfill">
      <style:graphic-properties draw:marker-end="Arrowheads_20_2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.952cm" svg:y1="1.952cm" svg:x2="4.175cm" svg:y2="1.952cm">
          <text:p text:style-name="P1">Chunk ID</text:p>
          <text:p text:style-name="P1"/>
          <text:p text:style-name="P1">“Pointer”</text:p>
        </draw:line>
        <draw:custom-shape draw:style-name="gr2" draw:text-style-name="P1" draw:layer="layout" svg:width="3.493cm" svg:height="1.905cm" svg:x="12.429cm" svg:y="6.715cm">
          <text:p text:style-name="P3">Archiv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1.905cm" svg:x="3.222cm" svg:y="6.715cm">
          <text:p text:style-name="P1">Archiv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1.905cm" svg:x="12.43cm" svg:y="2.27cm">
          <text:p text:style-name="P1">Manif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3cm" svg:height="1.905cm" svg:x="21.319cm" svg:y="6.715cm">
          <text:p text:style-name="P3">Archiv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857cm" svg:height="1.27cm" svg:x="2.905cm" svg:y="12.747cm">
          <text:p text:style-name="P1">Direct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58cm" svg:height="1.27cm" svg:x="5.762cm" svg:y="12.74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58cm" svg:height="1.27cm" svg:x="14.017cm" svg:y="12.747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27cm" svg:x="11.16cm" svg:y="12.747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58cm" svg:height="1.27cm" svg:x="22.272cm" svg:y="12.747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7cm" svg:height="1.27cm" svg:x="19.415cm" svg:y="12.747cm">
          <text:p text:style-name="P3">Fil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2.43cm" svg:y1="3.222cm" svg:x2="5.127cm" svg:y2="6.715cm">
          <text:p/>
        </draw:line>
        <draw:line draw:style-name="gr6" draw:text-style-name="P2" draw:layer="layout" svg:x1="14.335cm" svg:y1="4.175cm" svg:x2="14.335cm" svg:y2="6.715cm">
          <text:p/>
        </draw:line>
        <draw:line draw:style-name="gr7" draw:text-style-name="P2" draw:layer="layout" svg:x1="15.922cm" svg:y1="3.222cm" svg:x2="23.225cm" svg:y2="6.715cm">
          <text:p/>
        </draw:line>
        <draw:line draw:style-name="gr8" draw:text-style-name="P2" draw:layer="layout" svg:x1="3.857cm" svg:y1="8.62cm" svg:x2="5.762cm" svg:y2="12.747cm">
          <text:p/>
        </draw:line>
        <draw:line draw:style-name="gr9" draw:text-style-name="P2" draw:layer="layout" svg:x1="5.445cm" svg:y1="8.62cm" svg:x2="14.017cm" svg:y2="12.747cm">
          <text:p/>
        </draw:line>
        <draw:line draw:style-name="gr10" draw:text-style-name="P2" draw:layer="layout" svg:x1="14.017cm" svg:y1="8.62cm" svg:x2="5.762cm" svg:y2="12.747cm">
          <text:p/>
        </draw:line>
        <draw:line draw:style-name="gr11" draw:text-style-name="P2" draw:layer="layout" svg:x1="14.652cm" svg:y1="8.62cm" svg:x2="22.272cm" svg:y2="12.747cm">
          <text:p/>
        </draw:line>
        <draw:line draw:style-name="gr12" draw:text-style-name="P2" draw:layer="layout" svg:x1="22.907cm" svg:y1="8.62cm" svg:x2="22.272cm" svg:y2="12.747cm">
          <text:p/>
        </draw:line>
        <draw:custom-shape draw:style-name="gr13" draw:text-style-name="P2" draw:layer="layout" svg:width="0.317cm" svg:height="1.27cm" svg:x="20.685cm" svg:y="2.27cm">
          <text:p text:style-name="P1"/>
          <draw:enhanced-geometry svg:viewBox="0 0 21600 21600" draw:glue-points="21600 0 0 10800 21600 21600" draw:text-areas="6350 ?f3 21600 ?f4" draw:type="left-bracket" draw:modifiers="1478.52084972463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14" draw:text-style-name="P2" draw:layer="layout" svg:x1="15.922cm" svg:y1="2.905cm" svg:x2="20.685cm" svg:y2="2.905cm">
          <text:p/>
        </draw:line>
        <draw:frame draw:style-name="gr15" draw:text-style-name="P4" draw:layer="measurelines" svg:width="6.323cm" svg:height="0.704cm" svg:x="21.029cm" svg:y="2.518cm">
          <draw:text-box>
            <text:p>ID is always 32 NUL bytes</text:p>
          </draw:text-box>
        </draw:frame>
        <draw:custom-shape draw:style-name="gr16" draw:text-style-name="P1" draw:layer="measurelines" svg:width="4.765cm" svg:height="0.628cm" draw:transform="rotate (1.56364047686172) translate (2.594cm 20.045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3.54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4.465cm 20.052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5.418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6.37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7.323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8.275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9.255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.635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0.18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1.16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2.112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3.065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3.99cm 20.052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4.943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5.922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6.875cm 20.052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7.8cm 20.052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8.78cm 20.052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19.705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20.658cm 20.052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21.61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22.563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23.515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24.468cm 20.046cm)">
          <text:p text:style-name="P1">Chun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4.765cm" svg:height="0.628cm" draw:transform="rotate (1.56364047686172) translate (25.42cm 20.046cm)">
          <text:p text:style-name="P1">Chunk</text:p>
          <draw:enhanced-geometry svg:viewBox="0 0 21600 21600" draw:type="rectangle" draw:enhanced-path="M 0 0 L 21600 0 21600 21600 0 21600 0 0 Z N"/>
        </draw:custom-shape>
        <draw:frame draw:style-name="gr17" draw:text-style-name="P5" draw:layer="measurelines" svg:width="1.785cm" svg:height="1.072cm" svg:x="0cm" svg:y="16.875cm">
          <draw:text-box>
            <text:p><text:span text:style-name="T1">...</text:span></text:p>
          </draw:text-box>
        </draw:frame>
        <draw:frame draw:style-name="gr17" draw:text-style-name="P5" draw:layer="measurelines" svg:width="1.785cm" svg:height="1.072cm" svg:x="26.082cm" svg:y="16.875cm">
          <draw:text-box>
            <text:p><text:span text:style-name="T1">.</text:span><text:span text:style-name="T1">.</text:span><text:span text:style-name="T1">.</text:span></text:p>
          </draw:text-box>
        </draw:frame>
        <draw:connector draw:style-name="gr18" draw:text-style-name="P1" draw:layer="measurelines" draw:line-skew="-0.718cm" svg:x1="2.905cm" svg:y1="13.382cm" svg:x2="2.561cm" svg:y2="4.334cm" draw:start-shape="id1" draw:start-glue-point="3" svg:d="M2905 13382h-1270v-9048h926" svg:viewBox="0 0 1271 9049">
          <text:p/>
        </draw:connector>
        <draw:custom-shape draw:style-name="gr19" draw:text-style-name="P2" draw:layer="measurelines" svg:width="0.318cm" svg:height="2.222cm" svg:x="2.587cm" svg:y="3.22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0" draw:text-style-name="P4" draw:layer="measurelines" svg:width="5.715cm" svg:height="2.063cm" svg:x="2.587cm" svg:y="3.382cm">
          <draw:text-box>
            <text:p>Metadata items are packed, chunked and deduplicated</text:p>
          </draw:text-box>
        </draw:frame>
        <draw:line draw:style-name="gr21" draw:text-style-name="P2" draw:layer="measurelines" svg:x1="6.079cm" svg:y1="14.017cm" svg:x2="5.762cm" svg:y2="15.287cm">
          <text:p/>
        </draw:line>
        <draw:line draw:style-name="gr22" draw:text-style-name="P2" draw:layer="measurelines" svg:x1="7.35cm" svg:y1="14.017cm" svg:x2="7.667cm" svg:y2="15.287cm">
          <text:p/>
        </draw:line>
        <draw:line draw:style-name="gr23" draw:text-style-name="P2" draw:layer="measurelines" svg:x1="7.985cm" svg:y1="14.017cm" svg:x2="9.572cm" svg:y2="15.287cm">
          <text:p/>
        </draw:line>
        <draw:line draw:style-name="gr24" draw:text-style-name="P2" draw:layer="measurelines" svg:x1="12.112cm" svg:y1="14.017cm" svg:x2="9.572cm" svg:y2="15.287cm">
          <text:p/>
        </draw:line>
        <draw:line draw:style-name="gr25" draw:text-style-name="P2" draw:layer="measurelines" svg:x1="13.065cm" svg:y1="14.017cm" svg:x2="13.382cm" svg:y2="15.287cm">
          <text:p/>
        </draw:line>
        <draw:line draw:style-name="gr26" draw:text-style-name="P2" draw:layer="measurelines" svg:x1="15.605cm" svg:y1="14.017cm" svg:x2="17.192cm" svg:y2="15.287cm">
          <text:p/>
        </draw:line>
        <draw:line draw:style-name="gr27" draw:text-style-name="P2" draw:layer="measurelines" svg:x1="20.367cm" svg:y1="14.017cm" svg:x2="20.05cm" svg:y2="15.287cm">
          <text:p/>
        </draw:line>
        <draw:line draw:style-name="gr28" draw:text-style-name="P2" draw:layer="measurelines" svg:x1="21.002cm" svg:y1="14.017cm" svg:x2="21.955cm" svg:y2="15.287cm">
          <text:p/>
        </draw:line>
        <draw:line draw:style-name="gr29" draw:text-style-name="P2" draw:layer="measurelines" svg:x1="22.907cm" svg:y1="14.017cm" svg:x2="13.382cm" svg:y2="15.287cm">
          <text:p/>
        </draw:line>
        <draw:line draw:style-name="gr30" draw:text-style-name="P2" draw:layer="measurelines" svg:x1="24.177cm" svg:y1="14.017cm" svg:x2="24.812cm" svg:y2="15.2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dddddd" draw:opacity="10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family="'DejaVu Sans Mono'" style:font-style-name="Book" style:font-family-generic="modern" style:font-pitch="fixed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6T10:55:38.557282442</meta:creation-date>
    <dc:date>2022-08-06T11:30:15.916424074</dc:date>
    <meta:editing-duration>PT10M21S</meta:editing-duration>
    <meta:editing-cycles>3</meta:editing-cycles>
    <meta:generator>LibreOffice/7.3.4.2$Linux_X86_64 LibreOffice_project/30$Build-2</meta:generator>
    <meta:document-statistic meta:object-count="63"/>
  </office:meta>
</office:document-meta>
</file>